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style:font-name="Liberation Mono" fo:font-size="10pt" style:font-size-asian="8.75pt" style:font-size-complex="10pt"/>
    </style:style>
    <style:style style:name="P2" style:family="paragraph" style:parent-style-name="Header">
      <style:text-properties style:font-name="Liberation Mono" fo:font-size="10pt" officeooo:rsid="00227fab" officeooo:paragraph-rsid="00227fab" style:font-size-asian="8.75pt" style:font-size-complex="10pt"/>
    </style:style>
    <style:style style:name="P3" style:family="paragraph" style:parent-style-name="Standard">
      <style:text-properties style:font-name="Liberation Mono" fo:font-size="11pt" style:font-size-asian="11pt" style:font-size-complex="11pt"/>
    </style:style>
    <style:style style:name="P4" style:family="paragraph" style:parent-style-name="Text_20_body" style:list-style-name="L1"/>
    <style:style style:name="P5" style:family="paragraph" style:parent-style-name="Text_20_body" style:list-style-name="L1">
      <style:text-properties style:font-name="Liberation Mono" fo:font-size="11pt" style:font-size-asian="11pt" style:font-size-complex="11pt"/>
    </style:style>
    <style:style style:name="P6" style:family="paragraph" style:parent-style-name="Text_20_body" style:list-style-name="L1">
      <style:text-properties style:font-name="Liberation Mono" fo:font-size="11pt" officeooo:paragraph-rsid="0025d7bf" style:font-size-asian="11pt" style:font-size-complex="11pt"/>
    </style:style>
    <style:style style:name="P7" style:family="paragraph" style:parent-style-name="Text_20_body">
      <style:text-properties style:font-name="Liberation Mono" fo:font-size="11pt" fo:font-weight="bold" style:font-size-asian="11pt" style:font-weight-asian="bold" style:font-size-complex="11pt" style:font-weight-complex="bold"/>
    </style:style>
    <style:style style:name="P8" style:family="paragraph" style:parent-style-name="Text_20_body">
      <style:text-properties style:font-name="Liberation Mono" fo:font-size="11pt" fo:font-weight="bold" officeooo:rsid="00227fab" officeooo:paragraph-rsid="00227fab" style:font-size-asian="11pt" style:font-weight-asian="bold" style:font-size-complex="11pt" style:font-weight-complex="bold"/>
    </style:style>
    <style:style style:name="P9" style:family="paragraph" style:parent-style-name="Text_20_body">
      <style:text-properties style:font-name="Liberation Mono" fo:font-size="11pt" fo:font-weight="bold" officeooo:rsid="0025d7bf" officeooo:paragraph-rsid="0025d7bf" style:font-size-asian="11pt" style:font-weight-asian="bold" style:font-size-complex="11pt" style:font-weight-complex="bold"/>
    </style:style>
    <style:style style:name="P10" style:family="paragraph" style:parent-style-name="Text_20_body">
      <style:text-properties style:text-underline-style="none" fo:font-weight="bold" officeooo:rsid="0025d7bf" officeooo:paragraph-rsid="0025d7bf" style:font-weight-asian="bold" style:font-weight-complex="bold"/>
    </style:style>
    <style:style style:name="P11" style:family="paragraph" style:parent-style-name="Text_20_body">
      <style:text-properties officeooo:paragraph-rsid="0025d7bf"/>
    </style:style>
    <style:style style:name="P12" style:family="paragraph" style:parent-style-name="Text_20_body">
      <style:text-properties fo:font-size="11pt" fo:font-weight="bold" officeooo:rsid="0025d7bf" officeooo:paragraph-rsid="0025d7bf" style:font-size-asian="11pt" style:font-weight-asian="bold" style:font-size-complex="11pt" style:font-weight-complex="bold"/>
    </style:style>
    <style:style style:name="P13" style:family="paragraph" style:parent-style-name="Text_20_body">
      <style:text-properties fo:font-size="11pt" style:text-underline-style="none" fo:font-weight="bold" officeooo:rsid="0025d7bf" officeooo:paragraph-rsid="0025d7bf" style:font-size-asian="11pt" style:font-weight-asian="bold" style:font-size-complex="11pt" style:font-weight-complex="bold"/>
    </style:style>
    <style:style style:name="T1" style:family="text">
      <style:text-properties style:font-name="Liberation Mono"/>
    </style:style>
    <style:style style:name="T2" style:family="text">
      <style:text-properties style:font-name="Liberation Mono" fo:font-style="normal" fo:font-weight="bold" officeooo:rsid="0025d7bf" style:font-style-asian="normal" style:font-weight-asian="bold" style:font-style-complex="normal" style:font-weight-complex="bold"/>
    </style:style>
    <style:style style:name="T3" style:family="text">
      <style:text-properties style:font-name="Liberation Mono" fo:font-size="11pt" style:font-size-asian="11pt" style:font-size-complex="11pt"/>
    </style:style>
    <style:style style:name="T4" style:family="text">
      <style:text-properties style:font-name="Liberation Mono" fo:font-size="11pt" fo:font-style="normal" fo:font-weight="bold" officeooo:rsid="0025d7bf" style:font-size-asian="11pt" style:font-style-asian="normal" style:font-weight-asian="bold" style:font-size-complex="11pt" style:font-style-complex="normal" style:font-weight-complex="bold"/>
    </style:style>
    <style:style style:name="T5" style:family="text">
      <style:text-properties officeooo:rsid="001fb5ff"/>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3"/></text:p>
      <text:p text:style-name="Text_20_body"><text:span text:style-name="T3"/></text:p>
      <text:p text:style-name="Text_20_body"><text:span text:style-name="T3"/></text:p>
      <text:list xml:id="list3164808185" text:style-name="L1">
        <text:list-item>
          <text:p text:style-name="P4"><text:span text:style-name="T3">¿Qué significa el prefijo </text:span><text:span text:style-name="Emphasis"><text:span text:style-name="T3">No</text:span></text:span><text:span text:style-name="T3"> del acrónimo </text:span><text:span text:style-name="Emphasis"><text:span text:style-name="T3">NoSQL</text:span></text:span><text:span text:style-name="T3">?</text:span></text:p>
        </text:list-item>
      </text:list>
      <text:p text:style-name="P12"><text:span text:style-name="T1">El prefijo NO significa “No Only”, lo que quiere decir que no son datos relacionales y por lo tanto no utilizan el lenguaje SQL.</text:span></text:p>
      <text:p text:style-name="P12"><text:span text:style-name="T1"/></text:p>
      <text:list xml:id="list125935653603702" text:continue-numbering="true" text:style-name="L1">
        <text:list-item>
          <text:p text:style-name="P5">¿Un sistema puede soportar al mismo tiempo replicación y particionado?</text:p>
        </text:list-item>
      </text:list>
      <text:p text:style-name="P8">Si, ya que los entornos más seguros y con mejor rendimiento son aquellos que tienen todos sus datos particionados y replicados.</text:p>
      <text:p text:style-name="P8"/>
      <text:list xml:id="list125934870353013" text:continue-numbering="true" text:style-name="L1">
        <text:list-item>
          <text:p text:style-name="P5">Para los siguientes supuestos, indica qué modelo de datos emplearías y justifica tu respuesta:</text:p>
          <text:list>
            <text:list-item>
              <text:p text:style-name="P5">Enciclopedia de personajes de cómic</text:p>
            </text:list-item>
          </text:list>
        </text:list-item>
      </text:list>
      <text:p text:style-name="P9">NoSQL de tipo Clave-Valor, ya que tendremos muchos datos.</text:p>
      <text:list xml:id="list125934999720729" text:continue-numbering="true" text:style-name="L1">
        <text:list-item>
          <text:list>
            <text:list-item>
              <text:p text:style-name="P4"><text:span text:style-name="T3">Usuarios, perfiles, biblioteca de juegos, puntuaciones, etc... de una plataforma de </text:span><text:span text:style-name="Emphasis"><text:span text:style-name="T3">gaming</text:span></text:span></text:p>
            </text:list-item>
          </text:list>
        </text:list-item>
      </text:list>
      <text:p text:style-name="P11"><text:span text:style-name="Emphasis"><text:span text:style-name="T4">Base de Datos Relacional, ya que varias tablas relacionadas entre ellas y con filas de datos (como por ejemplo varios usuarios).</text:span></text:span></text:p>
      <text:list xml:id="list125933766108104" text:continue-numbering="true" text:style-name="L1">
        <text:list-item>
          <text:list>
            <text:list-item>
              <text:p text:style-name="P5">Información académica de un país (centros, alumnos, profesores, asignaturas, calificaciones, …<text:span text:style-name="T5">)</text:span></text:p>
            </text:list-item>
          </text:list>
        </text:list-item>
      </text:list>
      <text:p text:style-name="P9">NoSQL de tipo Documental, tendremos muchos datos y será más sencillo de manejar.</text:p>
      <text:p text:style-name="P9"/>
      <text:list xml:id="list125934157534665" text:continue-numbering="true" text:style-name="L1">
        <text:list-item>
          <text:p text:style-name="P6">Investiga en qué consiste la "persistencia políglota".</text:p>
        </text:list-item>
      </text:list>
      <text:p text:style-name="P7">Uso combinado de diferentes tecnologías de almacenamiento para dar respuesta dar respuesta a las diferentes necesidades de almacenamiento.</text:p>
      <text:p text:style-name="P7">No consiste en sustituir una tecnología de almacenamiento por otra sino dentro que un mismo proyecto hacer coexistir las tecnologías que mejor se adapten para cada caso según las necesidades de almacenamiento.</text:p>
      <text:p text:style-name="P7"/>
      <text:p text:style-name="P7"/>
      <text:p text:style-name="P7"/>
      <text:p text:style-name="P7"/>
      <text:p text:style-name="P7"><text:soft-page-break/></text:p>
      <text:list xml:id="list125934405277506" text:continue-numbering="true" text:style-name="L1">
        <text:list-item>
          <text:p text:style-name="P4"><text:span text:style-name="T3">Clasifica las siguientes bases de datos en CP o AP: </text:span><text:span text:style-name="Emphasis"><text:span text:style-name="T3">BigTable</text:span></text:span><text:span text:style-name="T3">, </text:span><text:span text:style-name="Emphasis"><text:span text:style-name="T3">BerkeleyDB</text:span></text:span><text:span text:style-name="T3">, </text:span><text:span text:style-name="Emphasis"><text:span text:style-name="T3">Cassandra</text:span></text:span><text:span text:style-name="T3">, </text:span><text:span text:style-name="Emphasis"><text:span text:style-name="T3">CouchDB</text:span></text:span><text:span text:style-name="T3">, </text:span><text:span text:style-name="Emphasis"><text:span text:style-name="T3">Dynamo</text:span></text:span><text:span text:style-name="T3">, </text:span><text:span text:style-name="Emphasis"><text:span text:style-name="T3">Hbase</text:span></text:span><text:span text:style-name="T3">, </text:span><text:span text:style-name="Emphasis"><text:span text:style-name="T3">Hypertable</text:span></text:span><text:span text:style-name="T3">, </text:span><text:span text:style-name="Emphasis"><text:span text:style-name="T3">KAI</text:span></text:span><text:span text:style-name="T3">, </text:span><text:span text:style-name="Emphasis"><text:span text:style-name="T3">MemcachedDB</text:span></text:span><text:span text:style-name="T3">, </text:span><text:span text:style-name="Emphasis"><text:span text:style-name="T3">MongoDB</text:span></text:span><text:span text:style-name="T3">, </text:span><text:span text:style-name="Emphasis"><text:span text:style-name="T3">Redis</text:span></text:span><text:span text:style-name="T3">, </text:span><text:span text:style-name="Emphasis"><text:span text:style-name="T3">Riak</text:span></text:span><text:span text:style-name="T3">, </text:span><text:span text:style-name="Emphasis"><text:span text:style-name="T3">Scalaris</text:span></text:span><text:span text:style-name="T3">, </text:span><text:span text:style-name="Emphasis"><text:span text:style-name="T3">SimpleDB</text:span></text:span><text:span text:style-name="T3">, </text:span><text:span text:style-name="Emphasis"><text:span text:style-name="T3">Terrastore</text:span></text:span><text:span text:style-name="T3">, </text:span><text:span text:style-name="Emphasis"><text:span text:style-name="T3">Tokyo</text:span></text:span><text:span text:style-name="T3"> </text:span><text:span text:style-name="Emphasis"><text:span text:style-name="T3">Cabinet</text:span></text:span><text:span text:style-name="T3"> y </text:span><text:span text:style-name="Emphasis"><text:span text:style-name="T3">Voldemort</text:span></text:span><text:span text:style-name="T3">.</text:span></text:p>
        </text:list-item>
      </text:list>
      <text:p text:style-name="P10"><text:span text:style-name="T3">CP: <text:s/></text:span><text:span text:style-name="Emphasis"><text:span text:style-name="T3">BigTable, <text:s/>BerkeleyDB, <text:s/>Hbase, <text:s/>Hypertable, <text:s/>MemcachedDB, <text:s/>MongoDB, <text:s/>Redis y <text:s/>Scalaris.</text:span></text:span></text:p>
      <text:p text:style-name="P13"><text:span text:style-name="T1"/></text:p>
      <text:p text:style-name="P10"><text:span text:style-name="T3">AP: <text:s/></text:span><text:span text:style-name="Emphasis"><text:span text:style-name="T3">Cassandra, <text:s/>CouchDB, <text:s/>Dynamo, <text:s/>KAI, <text:s/>SimpleDB, <text:s/>Terrastore, <text:s/>Tokyo Cabinet y <text:s/>Voldemort.</text:span></text:span></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beration Mono" fo:font-size="10pt" officeooo:rsid="00227fab" officeooo:paragraph-rsid="00227fab" style:font-size-asian="8.75pt" style:font-size-complex="10pt"/>
    </style:style>
    <style:style style:name="MP2" style:family="paragraph" style:parent-style-name="Footer">
      <style:text-properties style:font-name="Liberation Mono" fo:font-size="10pt" style:font-size-asian="8.75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lejandro Ballesta Sierra 1ºW<text:tab/><text:tab/>Bases de Datos – NoSQL</text:p>
      </style:header>
      <style:footer>
        <text:p text:style-name="MP2"><text:tab/><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6-02T12:37:42.763000000</meta:creation-date>
    <dc:date>2021-06-02T12:59:33.665000000</dc:date>
    <meta:editing-duration>PT21M49S</meta:editing-duration>
    <meta:editing-cycles>7</meta:editing-cycles>
    <meta:generator>LibreOffice/7.0.0.3$Windows_X86_64 LibreOffice_project/8061b3e9204bef6b321a21033174034a5e2ea88e</meta:generator>
    <meta:document-statistic meta:table-count="0" meta:image-count="0" meta:object-count="0" meta:page-count="2" meta:paragraph-count="19" meta:word-count="272" meta:character-count="1830" meta:non-whitespace-character-count="1566"/>
  </office:meta>
</office:document-meta>
</file>